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_20_1">
      <style:paragraph-properties fo:break-before="pag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c0c0c0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23ff23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dc2300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e6e64c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fill-color="#e6e64c" draw:textarea-horizontal-align="right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fill-color="#e6e64c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ganisation du calcul par la théorie classique</text:p>
      <text:p text:style-name="Standard"/>
      <text:p text:style-name="Standard"/>
      <text:p text:style-name="Standard"/>
      <text:p text:style-name="Standard"><draw:rect text:anchor-type="paragraph" draw:z-index="14" draw:style-name="gr1" draw:text-style-name="P1" svg:width="8.15cm" svg:height="1.456cm" svg:x="8.851cm" svg:y="19.948cm"><text:p text:style-name="P1">Champ Total</text:p><text:p text:style-name="P1">L_recepteur_s ( L_recepteur_s_direct_lin )</text:p></draw:rect><draw:rect text:anchor-type="paragraph" draw:z-index="12" draw:style-name="gr1" draw:text-style-name="P1" svg:width="8.176cm" svg:height="1.456cm" svg:x="-0.012cm" svg:y="20.027cm"><text:p text:style-name="P1">Champ Total</text:p><text:p text:style-name="P1">L_recepteur_p ( L_recepteur_p_direct_lin , L_lin )</text:p></draw:rect><draw:rect text:anchor-type="paragraph" draw:z-index="11" draw:style-name="gr1" draw:text-style-name="P1" svg:width="6.721cm" svg:height="1.773cm" svg:x="5.068cm" svg:y="11.111cm"><text:p text:style-name="P1">L_lin ( A )</text:p><text:p text:style-name="P1">L ( L_lin )</text:p><text:p text:style-name="P1">Niveau sonore du champ reverbéré</text:p></draw:rect><draw:rect text:anchor-type="paragraph" draw:z-index="10" draw:style-name="gr1" draw:text-style-name="P1" svg:width="6.959cm" svg:height="1.853cm" svg:x="0.755cm" svg:y="4.946cm"><text:p text:style-name="P1">Aire absorption équivalente</text:p><text:p text:style-name="P1">A ( )</text:p></draw:rect><draw:rect text:anchor-type="paragraph" draw:z-index="9" draw:style-name="gr1" draw:text-style-name="P1" svg:width="6.906cm" svg:height="1.932cm" svg:x="4.935cm" svg:y="7.989cm"><text:p text:style-name="P1">Calcul du TR</text:p><text:p text:style-name="P1">TR ( A )</text:p></draw:rect><draw:rect text:anchor-type="paragraph" draw:z-index="8" draw:style-name="gr2" draw:text-style-name="P1" svg:width="7.806cm" svg:height="2.858cm" svg:x="0.385cm" svg:y="4.258cm"><text:p text:style-name="P1">Sabine</text:p></draw:rect><draw:rect text:anchor-type="paragraph" draw:z-index="15" draw:style-name="gr2" draw:text-style-name="P1" svg:width="7.806cm" svg:height="3.043cm" svg:x="8.587cm" svg:y="4.232cm"><text:p text:style-name="P1">Eyring</text:p></draw:rect><draw:rect text:anchor-type="paragraph" draw:z-index="16" draw:style-name="gr1" draw:text-style-name="P1" svg:width="6.959cm" svg:height="1.853cm" svg:x="8.931cm" svg:y="5.052cm"><text:p text:style-name="P1">Aire absorption équivalente</text:p><text:p text:style-name="P1">A ( )</text:p></draw:rect><draw:rect text:anchor-type="paragraph" draw:z-index="17" draw:style-name="gr1" draw:text-style-name="P1" svg:width="8.256cm" svg:height="2.514cm" svg:x="-0.012cm" svg:y="15.688cm"><text:p text:style-name="P1">Champ DIRECT Ponctuel</text:p><text:p text:style-name="P1">L_recepteur_p_direct_lin = ChampDirectLin( R_j )</text:p><text:p text:style-name="P1">L_recepteur_p_direct = </text:p><text:p text:style-name="P1">ChampDirectPonctuel(L_recepteur_p_direct_lin) </text:p></draw:rect><draw:line text:anchor-type="paragraph" draw:z-index="18" draw:style-name="gr3" draw:text-style-name="P1" svg:x1="5.253cm" svg:y1="7.116cm" svg:x2="8.005cm" svg:y2="7.354cm"><text:p/></draw:line><draw:line text:anchor-type="paragraph" draw:z-index="19" draw:style-name="gr3" draw:text-style-name="P1" svg:x1="11.789cm" svg:y1="7.274cm" svg:x2="8.296cm" svg:y2="7.353cm"><text:p/></draw:line><draw:line text:anchor-type="paragraph" draw:z-index="20" draw:style-name="gr3" draw:text-style-name="P1" svg:x1="8.243cm" svg:y1="9.92cm" svg:x2="8.243cm" svg:y2="11.111cm"><text:p/></draw:line><draw:rect text:anchor-type="paragraph" draw:z-index="21" draw:style-name="gr1" draw:text-style-name="P1" svg:width="8.362cm" svg:height="2.514cm" svg:x="8.798cm" svg:y="16.958cm"><text:p text:style-name="P1">Champ DIRECT</text:p><text:p text:style-name="P1">L_recepteur_s_direct_lin = ChampDirectLin( R_j )</text:p><text:p text:style-name="P1">L_recepteur_s_direct =</text:p><text:p text:style-name="P1">ChampDirectSurfacique(L_recepteur_s_direct_lin) </text:p></draw:rect><draw:line text:anchor-type="paragraph" draw:z-index="22" draw:style-name="gr3" draw:text-style-name="P1" svg:x1="3.189cm" svg:y1="18.202cm" svg:x2="3.189cm" svg:y2="20.028cm"><text:p/></draw:line><draw:line text:anchor-type="paragraph" draw:z-index="23" draw:style-name="gr3" draw:text-style-name="P1" svg:x1="12.582cm" svg:y1="19.498cm" svg:x2="12.582cm" svg:y2="19.948cm"><text:p/></draw:line><draw:rect text:anchor-type="paragraph" draw:z-index="6" draw:style-name="gr4" draw:text-style-name="P1" svg:width="17.569cm" svg:height="9.764cm" svg:x="-0.277cm" svg:y="3.253cm"><text:p text:style-name="P1">Pour chaque bande de fréquence</text:p></draw:rect><draw:rect text:anchor-type="paragraph" draw:z-index="2" draw:style-name="gr5" draw:text-style-name="P1" svg:width="8.547cm" svg:height="7.991cm" svg:x="-0.145cm" svg:y="14.101cm"><text:p text:style-name="P1">Pour chaque récepteur ponctuel</text:p></draw:rect><draw:rect text:anchor-type="paragraph" draw:z-index="13" draw:style-name="gr6" draw:text-style-name="P1" svg:width="8.547cm" svg:height="5.769cm" svg:x="8.613cm" svg:y="16.297cm"><text:p text:style-name="P1">Pour chaque face</text:p></draw:rect><draw:rect text:anchor-type="paragraph" draw:z-index="1" draw:style-name="gr5" draw:text-style-name="P1" svg:width="8.838cm" svg:height="7.568cm" svg:x="8.454cm" svg:y="14.683cm"><text:p text:style-name="P1">Pour chaque récepteur surfacique</text:p></draw:rect><draw:rect text:anchor-type="paragraph" draw:z-index="7" draw:style-name="gr7" draw:text-style-name="P1" svg:width="17.146cm" svg:height="5.663cm" svg:x="-0.065cm" svg:y="7.354cm"><text:p text:style-name="P1">Pour chaque mode de calcul</text:p></draw:rect><draw:custom-shape text:anchor-type="paragraph" draw:z-index="24" draw:style-name="gr8" draw:text-style-name="P1" svg:width="0.451cm" svg:height="9.658cm" svg:x="17.424cm" svg:y="3.25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25" draw:style-name="gr9" draw:text-style-name="P1" svg:width="0.556cm" svg:height="7.727cm" svg:x="-0.833cm" svg:y="14.418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26" draw:style-name="gr10" svg:width="0.847cm" svg:height="1.061cm" svg:x="17.873cm" svg:y="7.989cm"><draw:text-box><text:p>Tab1</text:p></draw:text-box></draw:frame><draw:frame text:anchor-type="paragraph" draw:z-index="27" draw:style-name="gr11" svg:width="1.403cm" svg:height="0.662cm" svg:x="-1.997cm" svg:y="18.254cm"><draw:text-box><text:p>Tab2</text:p></draw:text-box></draw:frame><draw:rect text:anchor-type="paragraph" draw:z-index="5" draw:style-name="gr4" draw:text-style-name="P1" svg:width="8.256cm" svg:height="6.748cm" svg:x="-0.012cm" svg:y="15.027cm"><text:p text:style-name="P1">Pour chaque bande de fréquence</text:p></draw:rect><draw:rect text:anchor-type="paragraph" draw:z-index="4" draw:style-name="gr4" draw:text-style-name="P1" svg:width="8.706cm" svg:height="6.801cm" svg:x="8.454cm" svg:y="15.265cm"><text:p text:style-name="P1">Pour chaque bande de fréquence</text:p></draw:rect><draw:rect text:anchor-type="paragraph" draw:z-index="3" draw:style-name="gr7" draw:text-style-name="P1" svg:width="8.282cm" svg:height="7.356cm" svg:x="-0.012cm" svg:y="14.577cm"><text:p text:style-name="P1">Pour chaque mode de calcul</text:p></draw:rect><draw:custom-shape text:anchor-type="paragraph" draw:z-index="28" draw:style-name="gr12" draw:text-style-name="P1" svg:width="4.313cm" svg:height="2.991cm" svg:x="5.332cm" svg:y="0.263cm"><text:p text:style-name="P1">Premier groupe de calcul</text:p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29" draw:style-name="gr12" draw:text-style-name="P1" svg:width="3.678cm" svg:height="1.086cm" svg:x="4.777cm" svg:y="13.016cm"><text:p text:style-name="P1">Deuxième groupe</text:p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30" draw:style-name="gr12" draw:text-style-name="P1" svg:width="3.678cm" svg:height="1.086cm" svg:x="10.095cm" svg:y="13.016cm"><text:p text:style-name="P1">Troisième groupe</text:p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rect text:anchor-type="paragraph" draw:z-index="0" draw:style-name="gr7" draw:text-style-name="P1" svg:width="8.838cm" svg:height="8.15cm" svg:x="8.454cm" svg:y="14.101cm"><text:p text:style-name="P1">Pour chaque mode de calcul</text:p></draw:rect><text:tab/><text:tab/></text:p>
      <text:p text:style-name="P2">Méthodes coeur de calcul</text:p>
      <text:h text:style-name="Heading_20_1" text:outline-level="1">Premier groupe de calcul</text:h>
      <text:p text:style-name="Standard">float Get_A_Sabine ( int idFreq )</text:p>
      <text:p text:style-name="Standard">float Get_A_Eyring ( int idFreq )</text:p>
      <text:p text:style-name="Standard"/>
      <text:p text:style-name="Standard">float Get_TR_( float A, int idFreq )</text:p>
      <text:p text:style-name="Standard">float Get_L_lin( float A, int idFreq )</text:p>
      <text:p text:style-name="Standard">float Get_L( float L_lin )</text:p>
      <text:p text:style-name="Standard"/>
      <text:h text:style-name="Heading_20_1" text:outline-level="1">Troisième et deuxième groupe de calcul</text:h>
      <text:p text:style-name="Text_20_body">float Get_Champ_Direct_Lin( int idFreq, vec3 position )</text:p>
      <text:h text:style-name="Heading_20_1" text:outline-level="1">Deuxième groupe de calcul</text:h>
      <text:p text:style-name="Standard"/>
      <text:p text:style-name="Standard">float Get_Recepteur_P_Direct( float <text:s/>Champ_Direct_Lin )</text:p>
      <text:p text:style-name="Standard">float Get_Recepteur_P_Champ_Total ( float <text:s/>Champ_Direct_Lin, float L_lin )</text:p>
      <text:p text:style-name="Standard"/>
      <text:p text:style-name="Standard"/>
      <text:h text:style-name="Heading_20_1" text:outline-level="1">Troisième groupe de calcul</text:h>
      <text:p text:style-name="Text_20_body"/>
      <text:p text:style-name="Standard"/>
      <text:p text:style-name="Standard">float Get_Recepteur_S_Direct( float <text:s/>Champ_Direct_Lin )</text:p>
      <text:p text:style-name="Standard">float Get_Recepteur_S_Champ_Total ( float <text:s/>Champ_Direct_Lin, float L_lin )</text:p>
      <text:p text:style-name="Standard"/>
      <text:p text:style-name="Standard"/>
      <text:p text:style-name="P2"/>
      <text:p text:style-name="Standard">Le calcul est divisé en trois étapes. Le premier pour le tableau général. Le deuxième pour les récepteurs ponctuels et le troisième pour les récepteurs de surfaces.</text:p>
      <text:h text:style-name="Heading_20_1" text:outline-level="1">Premier groupe de calcul</text:h>
      <text:p text:style-name="Standard">Types</text:p>
      <text:p text:style-name="Standard">/**</text:p>
      <text:p text:style-name="Standard"><text:s/>* Enumération des théories implémentées</text:p>
      <text:p text:style-name="Standard"><text:s/>*/</text:p>
      <text:p text:style-name="Standard">ENUM <text:s/>MODE_CALCUL</text:p>
      <text:p text:style-name="Standard">{</text:p>
      <text:p text:style-name="Standard"><text:tab/>SABINE,</text:p>
      <text:p text:style-name="Standard"><text:tab/>EYRING</text:p>
      <text:p text:style-name="Standard">};</text:p>
      <text:p text:style-name="Standard">/**</text:p>
      <text:p text:style-name="Standard"><text:s/>* Structure de données des propriétés de calcul pour une fréquence et une théorie</text:p>
      <text:p text:style-name="Standard"><text:s/>*/</text:p>
      <text:p text:style-name="Standard">struct <text:s/>t_calculation_property</text:p>
      <text:p text:style-name="Standard">{</text:p>
      <text:p text:style-name="Standard"><text:tab/>decimal AireAbsorptionEquivalente;</text:p>
      <text:p text:style-name="Standard"><text:tab/>decimal TR;</text:p>
      <text:p text:style-name="Standard"><text:tab/>decimal NiveauSonoreChampReverbereLineaire;</text:p>
      <text:p text:style-name="Standard"><text:tab/>decimal NiveauSonoreChampReverbere;</text:p>
      <text:p text:style-name="Standard">};</text:p>
      <text:p text:style-name="Standard"/>
      <text:p text:style-name="Standard">/**</text:p>
      <text:p text:style-name="Standard"><text:s/>* Structure de données des propriétés de calcul pour une théorie</text:p>
      <text:p text:style-name="Standard"><text:s/>*/</text:p>
      <text:p text:style-name="Standard">struct <text:s/>t_calculation_mode</text:p>
      <text:p text:style-name="Standard">{</text:p>
      <text:p text:style-name="Standard"><text:tab/>t_calculation_property frequencyDependentValues[NB_FREQ];<text:tab/></text:p>
      <text:p text:style-name="Standard">};</text:p>
      <text:p text:style-name="Standard"/>
      <text:p text:style-name="Standard">/**</text:p>
      <text:p text:style-name="Standard"><text:s/>* Structure de données des propriétés de calcul général</text:p>
      <text:p text:style-name="Standard"><text:s/>*/</text:p>
      <text:p text:style-name="Standard">struct t_mainData</text:p>
      <text:p text:style-name="Standard">{</text:p>
      <text:p text:style-name="Standard"><text:tab/>t_calculation_mode modeCalcul[NB_THEORIES];</text:p>
      <text:p text:style-name="Standard">};</text:p>
      <text:p text:style-name="Standard"/>
      <text:p text:style-name="Standard">/**</text:p>
      <text:p text:style-name="Standard"><text:s/>* Structure de données désignant l'environnement de calcul en cours.</text:p>
      <text:p text:style-name="Standard"><text:s/>*/</text:p>
      <text:p text:style-name="Standard">struct t_calculationParameters</text:p>
      <text:p text:style-name="Standard">{</text:p>
      <text:p text:style-name="Standard"><text:tab/>int id_freq;</text:p>
      <text:p text:style-name="Standard"><text:tab/>MODE_CALCUL typeCalcul;<text:tab/></text:p>
      <text:p text:style-name="Standard">};</text:p>
      <text:h text:style-name="P3" text:outline-level="1">Deuxième groupe de calcul</text:h>
      <text:p text:style-name="Standard"/>
      <text:p text:style-name="Standard">struct t_rp_calculation_property</text:p>
      <text:p text:style-name="Standard">{</text:p>
      <text:p text:style-name="Standard"><text:tab/>decimal ChampTotal;</text:p>
      <text:p text:style-name="Standard">};</text:p>
      <text:p text:style-name="Standard"/>
      <text:p text:style-name="Standard">struct t_rp_freq</text:p>
      <text:p text:style-name="Standard">{</text:p>
      <text:p text:style-name="Standard"><text:tab/>t_rp_calculation_property tabDataByTheorie[NB_THEORIES]</text:p>
      <text:p text:style-name="Standard"><text:tab/>decimal ChampDirect;<text:line-break/>};</text:p>
      <text:p text:style-name="Standard"/>
      <text:p text:style-name="Standard"/>
      <text:p text:style-name="Standard">struct t_RecepteurPonctuel</text:p>
      <text:p text:style-name="Standard">{<text:line-break/><text:tab/>t_rp_freq tabDataByFreq[NB_FREQ];</text:p>
      <text:p text:style-name="Standard">};</text:p>
      <text:p text:style-name="Standard"/>
      <text:h text:style-name="Heading_20_1" text:outline-level="1">Troisième groupe de calcul</text:h>
      <text:p text:style-name="Standard"/>
      <text:p text:style-name="Standard">struct t_rs_calculation_property</text:p>
      <text:p text:style-name="Standard">{</text:p>
      <text:p text:style-name="Standard"><text:tab/>decimal ChampTotal[NB_FACE];</text:p>
      <text:p text:style-name="Standard">};</text:p>
      <text:p text:style-name="Standard"/>
      <text:p text:style-name="Standard">struct t_rs_freq</text:p>
      <text:p text:style-name="Standard">{</text:p>
      <text:p text:style-name="Standard"><text:tab/>t_rp_calculation_property tabDataByTheorie[NB_THEORIES]</text:p>
      <text:p text:style-name="Standard"><text:tab/>decimal ChampDirect;<text:line-break/>};</text:p>
      <text:p text:style-name="Standard"/>
      <text:p text:style-name="Standard"/>
      <text:p text:style-name="Standard">struct t_RecepteurSurfacique</text:p>
      <text:p text:style-name="Standard">{<text:line-break/><text:tab/>t_rp_freq tabDataByFreq[NB_FREQ];</text:p>
      <text:p text:style-name="Standard">}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fr" fo:country="FR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8-04-16T08:40:46</meta:creation-date>
    <dc:date>2008-04-17T16:34:57</dc:date>
    <dc:language>fr-FR</dc:language>
    <meta:editing-cycles>49</meta:editing-cycles>
    <meta:editing-duration>PT9H35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84" meta:word-count="304" meta:character-count="2112"/>
  </office:meta>
</office:document-meta>
</file>